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automatic-styles>
    <style:style style:name="Tableau1" style:family="table">
      <style:table-properties style:width="17.503cm" fo:margin-left="-0.25cm" fo:margin-top="0cm" fo:margin-bottom="0cm" table:align="left" style:writing-mode="page"/>
    </style:style>
    <style:style style:name="Tableau1.A" style:family="table-column">
      <style:table-column-properties style:column-width="17.503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7.427cm" fo:margin-left="-0.175cm" fo:margin-top="0cm" fo:margin-bottom="0cm" table:align="left" style:writing-mode="page"/>
    </style:style>
    <style:style style:name="Tableau2.A" style:family="table-column">
      <style:table-column-properties style:column-width="5.424cm"/>
    </style:style>
    <style:style style:name="Tableau2.B" style:family="table-column">
      <style:table-column-properties style:column-width="7.25cm"/>
    </style:style>
    <style:style style:name="Tableau2.C" style:family="table-column">
      <style:table-column-properties style:column-width="1.244cm"/>
    </style:style>
    <style:style style:name="Tableau2.D" style:family="table-column">
      <style:table-column-properties style:column-width="3.51cm"/>
    </style:style>
    <style:style style:name="Tableau2.1" style:family="table-row">
      <style:table-row-properties style:min-row-height="0.716cm" fo:keep-together="always"/>
    </style:style>
    <style:style style:name="Tableau2.A1" style:family="table-cell">
      <style:table-cell-properties style:vertical-align="middle" fo:padding-left="0.009cm" fo:padding-right="0.009cm" fo:padding-top="0cm" fo:padding-bottom="0cm" fo:border="0.5pt solid #000000"/>
    </style:style>
    <style:style style:name="Tableau2.2" style:family="table-row">
      <style:table-row-properties style:min-row-height="0.773cm" fo:keep-together="always"/>
    </style:style>
    <style:style style:name="Tableau2.A2" style:family="table-cell">
      <style:table-cell-properties fo:padding-left="0.009cm" fo:padding-right="0.009cm" fo:padding-top="0cm" fo:padding-bottom="0cm" fo:border-left="0.5pt solid #000000" fo:border-right="0.5pt solid #000000" fo:border-top="0.5pt solid #000000" fo:border-bottom="none"/>
    </style:style>
    <style:style style:name="Tableau2.C2" style:family="table-cell">
      <style:table-cell-properties fo:padding-left="0.009cm" fo:padding-right="0.009cm" fo:padding-top="0cm" fo:padding-bottom="0cm" fo:border-left="0.5pt solid #000000" fo:border-right="0.5pt solid #000000" fo:border-top="0.5pt solid #000000" fo:border-bottom="none"/>
    </style:style>
    <style:style style:name="Tableau2.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2.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2.4" style:family="table-row">
      <style:table-row-properties style:min-row-height="0.9cm" fo:keep-together="always"/>
    </style:style>
    <style:style style:name="Tableau2.A4" style:family="table-cell">
      <style:table-cell-properties fo:padding-left="0.009cm" fo:padding-right="0.009cm" fo:padding-top="0cm" fo:padding-bottom="0cm" fo:border="0.5pt solid #000000"/>
    </style:style>
    <style:style style:name="Tableau2.A5" style:family="table-cell">
      <style:table-cell-properties fo:padding-left="0.009cm" fo:padding-right="0.009cm" fo:padding-top="0cm" fo:padding-bottom="0cm" fo:border="0.5pt solid #000000"/>
    </style:style>
    <style:style style:name="Tableau2.6" style:family="table-row">
      <style:table-row-properties style:min-row-height="1.101cm" fo:keep-together="always"/>
    </style:style>
    <style:style style:name="Tableau2.A6" style:family="table-cell">
      <style:table-cell-properties fo:padding-left="0.009cm" fo:padding-right="0.009cm" fo:padding-top="0cm" fo:padding-bottom="0cm" fo:border="0.5pt solid #000000"/>
    </style:style>
    <style:style style:name="Tableau2.7" style:family="table-row">
      <style:table-row-properties style:min-row-height="1.9cm" fo:keep-together="always"/>
    </style:style>
    <style:style style:name="Tableau2.A7" style:family="table-cell">
      <style:table-cell-properties fo:padding-left="0.009cm" fo:padding-right="0.009cm" fo:padding-top="0cm" fo:padding-bottom="0cm" fo:border="0.5pt solid #000000"/>
    </style:style>
    <style:style style:name="Tableau2.A8" style:family="table-cell">
      <style:table-cell-properties fo:padding-left="0.009cm" fo:padding-right="0.009cm" fo:padding-top="0cm" fo:padding-bottom="0cm" fo:border="0.5pt solid #000000"/>
    </style:style>
    <style:style style:name="Tableau2.A9" style:family="table-cell">
      <style:table-cell-properties fo:padding-left="0.009cm" fo:padding-right="0.009cm" fo:padding-top="0cm" fo:padding-bottom="0cm" fo:border="0.5pt solid #000000"/>
    </style:style>
    <style:style style:name="Tableau2.10" style:family="table-row">
      <style:table-row-properties style:min-row-height="1.499cm" fo:keep-together="always"/>
    </style:style>
    <style:style style:name="Tableau2.A10" style:family="table-cell">
      <style:table-cell-properties fo:padding-left="0.009cm" fo:padding-right="0.009cm" fo:padding-top="0cm" fo:padding-bottom="0cm" fo:border="0.5pt solid #000000"/>
    </style:style>
    <style:style style:name="Tableau2.11" style:family="table-row">
      <style:table-row-properties fo:keep-together="auto"/>
    </style:style>
    <style:style style:name="Tableau2.A11" style:family="table-cell">
      <style:table-cell-properties fo:padding-left="0.009cm" fo:padding-right="0.009cm" fo:padding-top="0cm" fo:padding-bottom="0cm" fo:border="0.5pt solid #000000"/>
    </style:style>
    <style:style style:name="Tableau3" style:family="table">
      <style:table-properties style:width="17.503cm" fo:margin-left="-0.25cm" fo:margin-top="0cm" fo:margin-bottom="0cm" table:align="left" style:may-break-between-rows="false" style:writing-mode="page"/>
    </style:style>
    <style:style style:name="Tableau3.A" style:family="table-column">
      <style:table-column-properties style:column-width="17.503cm"/>
    </style:style>
    <style:style style:name="Tableau3.1" style:family="table-row">
      <style:table-row-properties style:min-row-height="0.716cm" fo:keep-together="always"/>
    </style:style>
    <style:style style:name="Tableau3.A1" style:family="table-cell">
      <style:table-cell-properties style:vertical-align="middle" fo:padding-left="0.009cm" fo:padding-right="0.009cm" fo:padding-top="0cm" fo:padding-bottom="0cm" fo:border="0.5pt solid #000000"/>
    </style:style>
    <style:style style:name="P1" style:family="paragraph" style:parent-style-name="List_20_Paragraph">
      <style:paragraph-properties fo:line-height="115%" style:snap-to-layout-grid="false"/>
      <style:text-properties fo:color="#c9211e" loext:opacity="100%" officeooo:paragraph-rsid="0021bd07"/>
    </style:style>
    <style:style style:name="P2" style:family="paragraph" style:parent-style-name="List_20_Paragraph">
      <style:paragraph-properties fo:line-height="115%" style:snap-to-layout-grid="false"/>
      <style:text-properties fo:color="#c9211e" loext:opacity="100%" style:font-name="Arial" fo:font-size="10pt" officeooo:paragraph-rsid="00239428" style:font-size-asian="10pt" style:font-name-complex="Arial1" style:font-weight-complex="bold"/>
    </style:style>
    <style:style style:name="P3" style:family="paragraph" style:parent-style-name="Text_20_body">
      <style:paragraph-properties fo:line-height="115%" style:snap-to-layout-grid="false"/>
      <style:text-properties fo:color="#c9211e" loext:opacity="100%" style:font-name="Arial" fo:font-size="10pt" officeooo:paragraph-rsid="00239428" style:font-size-asian="10pt" style:font-name-complex="Arial1" style:font-weight-complex="bold"/>
    </style:style>
    <style:style style:name="P4" style:family="paragraph" style:parent-style-name="Standard">
      <style:paragraph-properties fo:text-align="justify" style:justify-single-word="false" style:snap-to-layout-grid="false"/>
      <style:text-properties fo:color="#c9211e" loext:opacity="100%" style:font-name="Arial" fo:font-size="10pt" style:font-size-asian="10pt" style:font-name-complex="Arial1" style:font-weight-complex="bold"/>
    </style:style>
    <style:style style:name="P5" style:family="paragraph" style:parent-style-name="Standard">
      <style:paragraph-properties fo:text-align="justify" style:justify-single-word="false" style:snap-to-layout-grid="false"/>
      <style:text-properties fo:color="#c9211e" loext:opacity="100%" style:font-name="Arial" fo:font-size="10pt" officeooo:rsid="0017a8f7" officeooo:paragraph-rsid="0017a8f7" style:font-size-asian="10pt" style:font-name-complex="Arial1" style:font-weight-complex="bold"/>
    </style:style>
    <style:style style:name="P6" style:family="paragraph" style:parent-style-name="Standard">
      <style:text-properties fo:color="#c9211e" loext:opacity="100%" style:font-name="Arial" fo:font-size="10pt" style:font-size-asian="10pt" style:font-name-complex="Arial1"/>
    </style:style>
    <style:style style:name="P7" style:family="paragraph" style:parent-style-name="Standard">
      <style:paragraph-properties fo:text-align="justify" style:justify-single-word="false" style:snap-to-layout-grid="false"/>
      <style:text-properties fo:color="#c9211e" loext:opacity="100%" style:font-name="Arial" fo:font-size="10pt" fo:font-weight="normal" officeooo:rsid="0016fdc3" style:font-size-asian="10pt" style:font-weight-asian="normal" style:font-name-complex="Arial1" style:font-weight-complex="normal"/>
    </style:style>
    <style:style style:name="P8" style:family="paragraph" style:parent-style-name="Standard">
      <style:paragraph-properties fo:text-align="justify" style:justify-single-word="false" style:snap-to-layout-grid="false"/>
      <style:text-properties fo:color="#c9211e" loext:opacity="100%" fo:font-weight="bold" style:font-weight-asian="bold" style:font-weight-complex="bold"/>
    </style:style>
    <style:style style:name="P9" style:family="paragraph" style:parent-style-name="Standard">
      <style:paragraph-properties fo:text-align="justify" style:justify-single-word="false" style:snap-to-layout-grid="false"/>
      <style:text-properties fo:color="#c9211e" loext:opacity="100%" fo:font-weight="normal" style:font-weight-asian="normal" style:font-weight-complex="normal"/>
    </style:style>
    <style:style style:name="P10" style:family="paragraph" style:parent-style-name="Text_20_body">
      <style:paragraph-properties fo:line-height="115%" style:snap-to-layout-grid="false"/>
      <style:text-properties officeooo:paragraph-rsid="001f5828"/>
    </style:style>
    <style:style style:name="P11" style:family="paragraph" style:parent-style-name="List_20_Paragraph">
      <style:paragraph-properties fo:line-height="115%" style:snap-to-layout-grid="false"/>
      <style:text-properties fo:color="#111111" loext:opacity="100%" officeooo:paragraph-rsid="0021bd07"/>
    </style:style>
    <style:style style:name="P12" style:family="paragraph" style:parent-style-name="List_20_Paragraph">
      <style:paragraph-properties fo:line-height="115%" style:snap-to-layout-grid="false"/>
      <style:text-properties fo:color="#111111" loext:opacity="100%" officeooo:paragraph-rsid="00239428"/>
    </style:style>
    <style:style style:name="P13" style:family="paragraph" style:parent-style-name="List_20_Paragraph">
      <style:paragraph-properties fo:line-height="115%" style:snap-to-layout-grid="false"/>
      <style:text-properties fo:color="#111111" loext:opacity="100%" officeooo:paragraph-rsid="0029ab7e"/>
    </style:style>
    <style:style style:name="P14" style:family="paragraph" style:parent-style-name="Text_20_body">
      <style:paragraph-properties fo:line-height="115%" style:snap-to-layout-grid="false"/>
      <style:text-properties fo:color="#111111" loext:opacity="100%" officeooo:paragraph-rsid="0029ab7e"/>
    </style:style>
    <style:style style:name="P15" style:family="paragraph" style:parent-style-name="Standard">
      <style:paragraph-properties fo:text-align="justify" style:justify-single-word="false" style:snap-to-layout-grid="false"/>
      <style:text-properties fo:color="#111111" loext:opacity="100%" style:font-name="Arial" fo:font-size="10pt" style:font-size-asian="10pt" style:font-name-complex="Arial1" style:font-weight-complex="bold"/>
    </style:style>
    <style:style style:name="P16" style:family="paragraph" style:parent-style-name="List_20_Paragraph">
      <style:paragraph-properties fo:line-height="115%" style:snap-to-layout-grid="false"/>
      <style:text-properties fo:color="#111111" loext:opacity="100%" style:font-name="Arial" fo:font-size="10pt" officeooo:paragraph-rsid="001f5828" style:font-size-asian="10pt" style:font-size-complex="10pt" style:font-weight-complex="bold"/>
    </style:style>
    <style:style style:name="P17" style:family="paragraph" style:parent-style-name="List_20_Paragraph">
      <style:paragraph-properties fo:line-height="115%" style:snap-to-layout-grid="false"/>
      <style:text-properties fo:color="#111111" loext:opacity="100%" style:font-name="Arial" fo:font-size="10pt" officeooo:paragraph-rsid="00239428" style:font-size-asian="10pt" style:font-size-complex="10pt" style:font-weight-complex="bold"/>
    </style:style>
    <style:style style:name="P18" style:family="paragraph" style:parent-style-name="List_20_Paragraph">
      <style:paragraph-properties fo:line-height="115%" style:snap-to-layout-grid="false"/>
      <style:text-properties fo:color="#111111" loext:opacity="100%" officeooo:paragraph-rsid="001f5828" style:font-size-complex="10pt"/>
    </style:style>
    <style:style style:name="P19" style:family="paragraph" style:parent-style-name="List_20_Paragraph">
      <style:paragraph-properties fo:line-height="115%" style:snap-to-layout-grid="false"/>
      <style:text-properties fo:color="#111111" loext:opacity="100%" officeooo:paragraph-rsid="0029ab7e" style:font-size-complex="10pt"/>
    </style:style>
    <style:style style:name="P20" style:family="paragraph" style:parent-style-name="Text_20_body">
      <style:paragraph-properties fo:line-height="115%" fo:text-align="start" style:justify-single-word="false" style:snap-to-layout-grid="false"/>
      <style:text-properties fo:color="#c00000" loext:opacity="100%" style:font-name="Arial" fo:font-size="10pt" officeooo:paragraph-rsid="001f5828" style:font-size-asian="10pt" style:font-size-complex="10pt" style:font-weight-complex="bold"/>
    </style:style>
    <style:style style:name="P21" style:family="paragraph" style:parent-style-name="List_20_Paragraph">
      <style:paragraph-properties fo:line-height="115%" style:snap-to-layout-grid="false"/>
      <style:text-properties fo:color="#c00000" loext:opacity="100%" style:font-name="Arial" fo:font-size="11pt" fo:font-style="normal" officeooo:paragraph-rsid="001f5828" style:font-size-asian="11pt" style:font-style-asian="normal" style:font-size-complex="11pt" style:font-style-complex="normal" style:font-weight-complex="bold"/>
    </style:style>
    <style:style style:name="P22" style:family="paragraph" style:parent-style-name="Standard">
      <style:text-properties style:font-name="Arial" style:font-name-complex="Arial1"/>
    </style:style>
    <style:style style:name="P23" style:family="paragraph" style:parent-style-name="Standard" style:list-style-name="">
      <style:text-properties style:font-name="Arial" fo:font-size="5.5pt" style:text-underline-style="solid" style:text-underline-width="auto" style:text-underline-color="font-color" style:font-size-asian="5.5pt" style:font-name-complex="Arial1" style:font-size-complex="5.5pt" style:font-weight-complex="bold"/>
    </style:style>
    <style:style style:name="P24" style:family="paragraph" style:parent-style-name="Standard">
      <style:text-properties style:font-name="Arial" fo:font-size="10pt" style:font-size-asian="10pt" style:font-name-complex="Arial1"/>
    </style:style>
    <style:style style:name="P25" style:family="paragraph" style:parent-style-name="Standard">
      <style:paragraph-properties fo:text-align="justify" style:justify-single-word="false" style:snap-to-layout-grid="false"/>
      <style:text-properties style:font-name="Arial" fo:font-size="10pt" style:font-size-asian="10pt" style:font-name-complex="Arial1" style:font-weight-complex="bold"/>
    </style:style>
    <style:style style:name="P26" style:family="paragraph" style:parent-style-name="Standard">
      <style:paragraph-properties fo:line-height="115%" style:snap-to-layout-grid="false"/>
      <style:text-properties style:font-name="Arial" fo:font-size="10pt" officeooo:paragraph-rsid="001b67d0" style:font-size-asian="10pt" style:font-size-complex="10pt" style:font-weight-complex="bold"/>
    </style:style>
    <style:style style:name="P27" style:family="paragraph" style:parent-style-name="Standard">
      <style:paragraph-properties fo:line-height="115%" style:snap-to-layout-grid="false"/>
      <style:text-properties style:font-name="Arial" fo:font-size="10pt" style:font-size-asian="10pt" style:font-size-complex="10pt" style:font-weight-complex="bold"/>
    </style:style>
    <style:style style:name="P28" style:family="paragraph" style:parent-style-name="Standard">
      <style:paragraph-properties fo:hyphenation-ladder-count="no-limit"/>
      <style:text-properties style:font-name="Arial" fo:font-size="11pt" fo:font-weight="bold" style:font-size-asian="11pt" style:font-weight-asian="bold" style:font-name-complex="Arial1" style:font-size-complex="11pt" style:font-weight-complex="bold" fo:hyphenate="tru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30" style:family="paragraph" style:parent-style-name="Standard">
      <style:paragraph-properties fo:margin-top="0.212cm" fo:margin-bottom="0.212cm" style:contextual-spacing="false" fo:text-align="center" style:justify-single-word="false"/>
    </style:style>
    <style:style style:name="P31" style:family="paragraph" style:parent-style-name="Standard">
      <style:paragraph-properties fo:margin-top="0.212cm" fo:margin-bottom="0.212cm" style:contextual-spacing="false" fo:line-height="115%" fo:text-align="center" style:justify-single-word="false" style:snap-to-layout-grid="false"/>
    </style:style>
    <style:style style:name="P32" style:family="paragraph" style:parent-style-name="Standard">
      <style:paragraph-properties fo:margin-top="0.212cm" fo:margin-bottom="0.106cm" style:contextual-spacing="false" fo:line-height="115%" style:snap-to-layout-grid="false">
        <style:tab-stops>
          <style:tab-stop style:position="3.24cm" style:type="right" style:leader-style="dotted" style:leader-text="."/>
        </style:tab-stops>
      </style:paragraph-properties>
    </style:style>
    <style:style style:name="P33" style:family="paragraph" style:parent-style-name="Standard">
      <style:paragraph-properties fo:margin-top="0.106cm" fo:margin-bottom="0.106cm" style:contextual-spacing="false" fo:line-height="115%" style:snap-to-layout-grid="false"/>
    </style:style>
    <style:style style:name="P34" style:family="paragraph" style:parent-style-name="Standard">
      <style:paragraph-properties fo:line-height="115%" style:snap-to-layout-grid="false"/>
      <style:text-properties officeooo:paragraph-rsid="001f5828"/>
    </style:style>
    <style:style style:name="P35" style:family="paragraph" style:parent-style-name="Standard">
      <style:paragraph-properties fo:line-height="115%" style:snap-to-layout-grid="false"/>
    </style:style>
    <style:style style:name="P36" style:family="paragraph" style:parent-style-name="Standard">
      <style:paragraph-properties fo:margin-top="0.212cm" fo:margin-bottom="0.212cm" style:contextual-spacing="false" fo:line-height="115%" fo:text-align="justify" style:justify-single-word="false" style:snap-to-layout-grid="false"/>
    </style:style>
    <style:style style:name="P37" style:family="paragraph" style:parent-style-name="Standard">
      <style:paragraph-properties fo:line-height="115%">
        <style:tab-stops>
          <style:tab-stop style:position="2.002cm"/>
        </style:tab-stops>
      </style:paragraph-properties>
    </style:style>
    <style:style style:name="P38" style:family="paragraph" style:parent-style-name="Standard">
      <style:paragraph-properties fo:margin-top="0cm" fo:margin-bottom="0.212cm" style:contextual-spacing="false" fo:line-height="115%">
        <style:tab-stops>
          <style:tab-stop style:position="2.002cm"/>
        </style:tab-stops>
      </style:paragraph-properties>
    </style:style>
    <style:style style:name="P39" style:family="paragraph" style:parent-style-name="Standard">
      <style:paragraph-properties fo:margin-top="0.212cm" fo:margin-bottom="0.212cm" style:contextual-spacing="false" fo:text-align="justify" style:justify-single-word="false" style:snap-to-layout-grid="false">
        <style:tab-stops>
          <style:tab-stop style:position="4.505cm" style:type="right"/>
        </style:tab-stops>
      </style:paragraph-properties>
    </style:style>
    <style:style style:name="P40" style:family="paragraph" style:parent-style-name="Standard">
      <style:paragraph-properties fo:margin-top="0.212cm" fo:margin-bottom="0.212cm" style:contextual-spacing="false" fo:text-align="justify" style:justify-single-word="false" style:snap-to-layout-grid="false">
        <style:tab-stops>
          <style:tab-stop style:position="3.503cm" style:type="right"/>
        </style:tab-stops>
      </style:paragraph-properties>
    </style:style>
    <style:style style:name="P41" style:family="paragraph" style:parent-style-name="Standard">
      <style:paragraph-properties fo:text-align="justify" style:justify-single-word="false" style:snap-to-layout-grid="false"/>
    </style:style>
    <style:style style:name="P42" style:family="paragraph" style:parent-style-name="Standard">
      <style:paragraph-properties fo:text-align="justify" style:justify-single-word="false" fo:hyphenation-ladder-count="no-limit"/>
      <style:text-properties fo:hyphenate="tru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text-align="justify" style:justify-single-word="false" style:snap-to-layout-grid="false"/>
      <style:text-properties fo:color="#111111" loext:opacity="100%"/>
    </style:style>
    <style:style style:name="P44" style:family="paragraph" style:parent-style-name="Heading_20_9">
      <style:paragraph-properties fo:margin-top="0cm" fo:margin-bottom="0cm" style:contextual-spacing="false" style:snap-to-layout-grid="false">
        <style:tab-stops>
          <style:tab-stop style:position="0cm"/>
        </style:tab-stops>
      </style:paragraph-properties>
    </style:style>
    <style:style style:name="P45" style:family="paragraph" style:parent-style-name="Heading_20_9">
      <style:paragraph-properties fo:margin-top="0.212cm" fo:margin-bottom="0cm" style:contextual-spacing="false" fo:line-height="115%">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46" style:family="paragraph" style:parent-style-name="Heading_20_9">
      <style:paragraph-properties fo:margin-top="0cm" fo:margin-bottom="0.212cm" style:contextual-spacing="false" fo:line-height="115%" style:snap-to-layout-grid="false">
        <style:tab-stops>
          <style:tab-stop style:position="0cm"/>
        </style:tab-stops>
      </style:paragraph-properties>
    </style:style>
    <style:style style:name="P47" style:family="paragraph" style:parent-style-name="Heading_20_9">
      <style:paragraph-properties fo:margin-top="0cm" fo:margin-bottom="0cm" style:contextual-spacing="false" fo:line-height="115%" style:snap-to-layout-grid="false"/>
    </style:style>
    <style:style style:name="P48" style:family="paragraph" style:parent-style-name="Footnote">
      <style:paragraph-properties fo:text-align="justify" style:justify-single-word="false"/>
    </style:style>
    <style:style style:name="P49" style:family="paragraph" style:parent-style-name="Heading_20_1" style:list-style-name="WWNum15">
      <style:paragraph-properties fo:line-height="115%" style:snap-to-layout-grid="false"/>
      <style:text-properties fo:color="#c9211e" loext:opacity="100%" style:font-name="Arial" fo:font-size="10pt" fo:font-weight="bold" officeooo:paragraph-rsid="00239428" style:font-size-asian="10pt" style:font-weight-asian="bold" style:font-size-complex="10pt" style:font-weight-complex="bold"/>
    </style:style>
    <style:style style:name="P50" style:family="paragraph" style:parent-style-name="List_20_Paragraph" style:list-style-name="WWNum15">
      <style:paragraph-properties fo:line-height="115%" style:snap-to-layout-grid="false"/>
      <style:text-properties fo:color="#111111" loext:opacity="100%" style:font-name="Arial" fo:font-size="10pt" fo:font-weight="bold" officeooo:paragraph-rsid="001f5828" style:font-size-asian="10pt" style:font-weight-asian="bold" style:font-size-complex="10pt"/>
    </style:style>
    <style:style style:name="P51" style:family="paragraph" style:parent-style-name="List_20_Paragraph" style:list-style-name="WWNum15">
      <style:paragraph-properties fo:line-height="115%" style:snap-to-layout-grid="false"/>
      <style:text-properties fo:color="#111111" loext:opacity="100%" style:font-name="Arial" fo:font-size="10pt" fo:font-weight="bold" officeooo:paragraph-rsid="00215218" style:font-size-asian="10pt" style:font-weight-asian="bold" style:font-size-complex="10pt"/>
    </style:style>
    <style:style style:name="P52" style:family="paragraph" style:parent-style-name="List_20_Paragraph" style:list-style-name="WWNum15">
      <style:paragraph-properties fo:line-height="115%" style:snap-to-layout-grid="false"/>
      <style:text-properties fo:color="#111111" loext:opacity="100%" style:font-name="Arial" fo:font-size="10pt" fo:font-weight="bold" officeooo:paragraph-rsid="0021bd07" style:font-size-asian="10pt" style:font-weight-asian="bold" style:font-size-complex="10pt"/>
    </style:style>
    <style:style style:name="P53" style:family="paragraph" style:parent-style-name="List_20_Paragraph" style:list-style-name="WWNum15">
      <style:paragraph-properties fo:line-height="115%" style:snap-to-layout-grid="false"/>
      <style:text-properties fo:color="#111111" loext:opacity="100%" style:font-name="Arial" fo:font-size="10pt" fo:font-weight="bold" officeooo:paragraph-rsid="00239428" style:font-size-asian="10pt" style:font-weight-asian="bold" style:font-size-complex="10pt"/>
    </style:style>
    <style:style style:name="P54" style:family="paragraph" style:parent-style-name="List_20_Paragraph" style:list-style-name="WWNum15">
      <style:paragraph-properties fo:line-height="115%" style:snap-to-layout-grid="false"/>
      <style:text-properties fo:color="#111111" loext:opacity="100%" style:font-name="Arial" fo:font-size="10pt" fo:font-weight="bold" officeooo:paragraph-rsid="00215218" style:font-size-asian="10pt" style:font-weight-asian="bold" style:font-size-complex="10pt" style:font-weight-complex="bold"/>
    </style:style>
    <style:style style:name="P55" style:family="paragraph" style:parent-style-name="List_20_Paragraph" style:list-style-name="WWNum15">
      <style:paragraph-properties fo:line-height="115%" style:snap-to-layout-grid="false"/>
      <style:text-properties fo:color="#111111" loext:opacity="100%" officeooo:paragraph-rsid="00239428"/>
    </style:style>
    <style:style style:name="P56" style:family="paragraph" style:parent-style-name="List_20_Paragraph">
      <style:paragraph-properties fo:line-height="115%" style:snap-to-layout-grid="false"/>
      <style:text-properties officeooo:paragraph-rsid="001f5828"/>
    </style:style>
    <style:style style:name="P57" style:family="paragraph" style:parent-style-name="List_20_Paragraph">
      <style:paragraph-properties fo:line-height="115%" style:snap-to-layout-grid="false"/>
      <style:text-properties officeooo:paragraph-rsid="00215218"/>
    </style:style>
    <style:style style:name="P58" style:family="paragraph" style:parent-style-name="List_20_Paragraph">
      <style:paragraph-properties fo:line-height="115%" style:snap-to-layout-grid="false"/>
      <style:text-properties officeooo:rsid="001f5828" officeooo:paragraph-rsid="001f5828"/>
    </style:style>
    <style:style style:name="P59" style:family="paragraph" style:parent-style-name="List_20_Paragraph">
      <style:paragraph-properties fo:margin-left="2.54cm" fo:line-height="115%" style:snap-to-layout-grid="false"/>
      <style:text-properties fo:color="#c00000" loext:opacity="100%" style:font-name="Arial" fo:font-size="10pt" officeooo:paragraph-rsid="00239428" style:font-size-asian="10pt" style:font-size-complex="10pt" style:font-weight-complex="bold"/>
    </style:style>
    <style:style style:name="T1" style:family="text">
      <style:text-properties style:font-name="Arial" style:font-name-complex="Arial1"/>
    </style:style>
    <style:style style:name="T2" style:family="text">
      <style:text-properties style:font-name="Arial" fo:font-size="11pt" fo:font-weight="bold" style:font-size-asian="11pt" style:font-weight-asian="bold" style:font-name-complex="Arial1" style:font-size-complex="11pt" style:font-weight-complex="bold"/>
    </style:style>
    <style:style style:name="T3" style:family="text">
      <style:text-properties style:font-name="Arial" fo:font-size="11pt" fo:font-weight="bold" style:font-size-asian="11pt" style:font-weight-asian="bold" style:font-size-complex="11pt" style:font-weight-complex="bold"/>
    </style:style>
    <style:style style:name="T4" style:family="text">
      <style:text-properties style:font-name="Arial" fo:font-size="11pt" fo:font-weight="bold" style:font-size-asian="11pt" style:language-asian="fr" style:country-asian="FR" style:font-weight-asian="bold" style:font-size-complex="11pt"/>
    </style:style>
    <style:style style:name="T5" style:family="text">
      <style:text-properties style:font-name="Arial" fo:font-size="11pt" style:font-size-asian="11pt" style:language-asian="fr" style:country-asian="FR" style:font-size-complex="11pt" style:font-weight-complex="bold"/>
    </style:style>
    <style:style style:name="T6" style:family="text">
      <style:text-properties style:font-name="Arial" fo:font-size="5.5pt" style:text-underline-style="solid" style:text-underline-width="auto" style:text-underline-color="font-color" style:font-size-asian="5.5pt" style:font-name-complex="Arial1" style:font-size-complex="5.5pt" style:font-weight-complex="bold"/>
    </style:style>
    <style:style style:name="T7" style:family="text">
      <style:text-properties style:font-name="Arial" fo:font-weight="bold" style:font-weight-asian="bold"/>
    </style:style>
    <style:style style:name="T8" style:family="text">
      <style:text-properties style:font-name="Arial" fo:font-size="10pt" fo:font-weight="bold" style:font-size-asian="10pt" style:font-weight-asian="bold"/>
    </style:style>
    <style:style style:name="T9" style:family="text">
      <style:text-properties style:font-name="Arial" fo:font-size="10pt" fo:font-weight="bold" style:font-size-asian="10pt" style:font-weight-asian="bold" style:font-size-complex="10pt"/>
    </style:style>
    <style:style style:name="T10" style:family="text">
      <style:text-properties style:font-name="Arial" fo:font-size="10pt" fo:font-weight="bold" style:font-size-asian="10pt" style:font-weight-asian="bold" style:font-size-complex="10pt" style:font-weight-complex="bold"/>
    </style:style>
    <style:style style:name="T11" style:family="text">
      <style:text-properties style:font-name="Arial" fo:font-size="10pt" fo:font-weight="bold" style:font-size-asian="10pt" style:font-weight-asian="bold" style:font-size-complex="10.5pt"/>
    </style:style>
    <style:style style:name="T12" style:family="text">
      <style:text-properties style:font-name="Arial" fo:font-size="10pt" fo:font-weight="bold" style:font-size-asian="10pt" style:font-weight-asian="bold" style:font-name-complex="Arial1"/>
    </style:style>
    <style:style style:name="T13" style:family="text">
      <style:text-properties style:font-name="Arial" fo:font-size="10pt" fo:font-weight="bold" style:font-size-asian="10pt" style:font-weight-asian="bold" style:font-name-complex="Arial1" style:font-size-complex="10pt"/>
    </style:style>
    <style:style style:name="T14" style:family="text">
      <style:text-properties style:font-name="Arial" fo:font-size="10pt" fo:font-weight="bold" style:font-size-asian="10pt" style:font-weight-asian="bold" style:font-name-complex="Arial1" style:font-size-complex="10pt" style:font-weight-complex="bold"/>
    </style:style>
    <style:style style:name="T15" style:family="text">
      <style:text-properties style:font-name="Arial" fo:font-size="10pt" style:font-size-asian="10pt" style:font-name-complex="Arial1"/>
    </style:style>
    <style:style style:name="T16" style:family="text">
      <style:text-properties style:font-name="Arial" fo:font-size="10pt" style:font-size-asian="10pt" style:font-name-complex="Arial1" style:font-size-complex="10pt"/>
    </style:style>
    <style:style style:name="T17" style:family="text">
      <style:text-properties style:font-name="Arial" fo:font-size="10pt" style:font-size-asian="10pt" style:font-name-complex="Arial1" style:font-size-complex="10pt" style:font-weight-complex="bold"/>
    </style:style>
    <style:style style:name="T18" style:family="text">
      <style:text-properties style:font-name="Arial" fo:font-size="10pt" style:font-size-asian="10pt" style:font-name-complex="Arial1" style:font-weight-complex="bold"/>
    </style:style>
    <style:style style:name="T19" style:family="text">
      <style:text-properties style:font-name="Arial" fo:font-size="10pt" officeooo:rsid="0016fdc3" style:font-size-asian="10pt" style:font-name-complex="Arial1"/>
    </style:style>
    <style:style style:name="T20" style:family="text">
      <style:text-properties style:font-name="Arial" fo:font-size="10pt" officeooo:rsid="0017a8f7" style:font-size-asian="10pt" style:font-name-complex="Arial1"/>
    </style:style>
    <style:style style:name="T21" style:family="text">
      <style:text-properties style:font-name="Arial" fo:font-size="10pt" style:font-size-asian="10pt" style:font-size-complex="10pt" style:font-weight-complex="bold"/>
    </style:style>
    <style:style style:name="T22" style:family="text">
      <style:text-properties style:font-name="Arial" fo:font-size="8pt" style:font-size-asian="8pt" style:font-size-complex="9pt"/>
    </style:style>
    <style:style style:name="T23" style:family="text">
      <style:text-properties style:font-name="Arial" fo:font-size="8pt" style:font-size-asian="8pt" style:font-name-complex="Arial1" style:font-size-complex="8pt"/>
    </style:style>
    <style:style style:name="T24" style:family="text">
      <style:text-properties style:font-name="Arial" fo:font-size="8pt" style:font-size-asian="8pt" style:font-size-complex="11pt"/>
    </style:style>
    <style:style style:name="T25" style:family="text">
      <style:text-properties style:font-name="Arial" fo:font-size="8pt" style:font-size-asian="8pt" style:font-size-complex="8pt"/>
    </style:style>
    <style:style style:name="T26" style:family="text">
      <style:text-properties style:font-name="Arial" fo:font-size="8pt" fo:font-style="italic" style:font-size-asian="8pt" style:font-style-asian="italic" style:font-size-complex="9pt" style:font-style-complex="italic"/>
    </style:style>
    <style:style style:name="T27" style:family="text">
      <style:text-properties style:font-name="Arial" fo:font-size="8pt" fo:font-style="italic" style:font-size-asian="8pt" style:font-style-asian="italic" style:font-size-complex="8pt" style:font-style-complex="italic"/>
    </style:style>
    <style:style style:name="T28" style:family="text">
      <style:text-properties style:font-name="Arial" fo:font-size="9pt" style:font-size-asian="9pt"/>
    </style:style>
    <style:style style:name="T29" style:family="text">
      <style:text-properties style:font-name="Arial" fo:font-size="9pt" style:font-size-asian="9pt" style:font-size-complex="9pt"/>
    </style:style>
    <style:style style:name="T30" style:family="text">
      <style:text-properties style:font-name="Arial" fo:font-size="9pt" style:font-size-asian="9pt" style:font-size-complex="11pt"/>
    </style:style>
    <style:style style:name="T31" style:family="text">
      <style:text-properties fo:text-transform="uppercase" style:font-name="Arial" fo:font-size="11pt" fo:font-weight="bold" style:font-size-asian="11pt" style:font-weight-asian="bold" style:font-name-complex="Arial1" style:font-size-complex="11pt"/>
    </style:style>
    <style:style style:name="T32" style:family="text">
      <style:text-properties fo:font-size="10pt" fo:font-weight="bold" style:font-size-asian="10pt" style:font-weight-asian="bold" style:font-size-complex="12pt"/>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0pt" style:font-size-asian="10pt" style:font-size-complex="12pt" style:font-weight-complex="bold"/>
    </style:style>
    <style:style style:name="T35" style:family="text">
      <style:text-properties style:text-position="super 58%" style:font-name="Arial" fo:font-size="10pt" fo:font-weight="bold" style:font-size-asian="10pt" style:font-weight-asian="bold" style:font-name-complex="Arial1" style:font-size-complex="10pt" style:font-weight-complex="bold"/>
    </style:style>
    <style:style style:name="T36" style:family="text">
      <style:text-properties style:font-size-complex="10pt"/>
    </style:style>
    <style:style style:name="T37" style:family="text">
      <style:text-properties fo:color="#c9211e" loext:opacity="100%"/>
    </style:style>
    <style:style style:name="T38" style:family="text">
      <style:text-properties fo:color="#c9211e" loext:opacity="100%" style:font-name="Arial" fo:font-size="10pt" fo:font-weight="normal" officeooo:rsid="0016fdc3" style:font-size-asian="10pt" style:font-weight-asian="normal" style:font-weight-complex="normal"/>
    </style:style>
    <style:style style:name="T39" style:family="text">
      <style:text-properties fo:color="#c9211e" loext:opacity="100%" fo:font-weight="normal" style:font-weight-asian="normal" style:font-weight-complex="normal"/>
    </style:style>
    <style:style style:name="T40" style:family="text">
      <style:text-properties fo:color="#c9211e" loext:opacity="100%" fo:font-weight="normal" style:font-weight-asian="normal" style:font-size-complex="10pt" style:font-weight-complex="normal"/>
    </style:style>
    <style:style style:name="T41" style:family="text">
      <style:text-properties fo:color="#c9211e" loext:opacity="100%" fo:font-size="10pt" style:font-size-asian="10pt" style:font-size-complex="12pt" style:font-weight-complex="bold"/>
    </style:style>
    <style:style style:name="T42" style:family="text">
      <style:text-properties officeooo:rsid="0017a8f7"/>
    </style:style>
    <style:style style:name="T43" style:family="text">
      <style:text-properties fo:color="#c00000" loext:opacity="100%" style:font-name="Arial" fo:font-size="10pt" style:font-size-asian="10pt" style:font-size-complex="10pt" style:font-weight-complex="bold"/>
    </style:style>
    <style:style style:name="T44" style:family="text">
      <style:text-properties fo:color="#c00000" loext:opacity="100%" style:font-name="Arial" fo:font-size="10pt" fo:font-weight="bold" style:font-size-asian="10pt" style:font-weight-asian="bold" style:font-size-complex="10pt"/>
    </style:style>
    <style:style style:name="T45" style:family="text">
      <style:text-properties fo:color="#c00000" loext:opacity="100%" style:font-name="Arial" fo:font-size="10pt" fo:font-weight="normal" style:font-size-asian="10pt" style:font-weight-asian="normal" style:font-size-complex="10pt" style:font-weight-complex="normal"/>
    </style:style>
    <style:style style:name="T46" style:family="text">
      <style:text-properties fo:color="#c00000" loext:opacity="100%" style:font-name="Arial" fo:font-size="10pt" fo:font-style="italic" style:font-size-asian="10pt" style:font-style-asian="italic" style:font-size-complex="10pt" style:font-style-complex="italic" style:font-weight-complex="bold"/>
    </style:style>
    <style:style style:name="T47" style:family="text">
      <style:text-properties fo:color="#c00000" loext:opacity="100%" fo:font-style="italic" style:font-style-asian="italic" style:font-size-complex="10pt" style:font-style-complex="italic"/>
    </style:style>
    <style:style style:name="T48" style:family="text">
      <style:text-properties fo:color="#c00000" loext:opacity="100%" style:font-size-complex="10pt"/>
    </style:style>
    <style:style style:name="T49" style:family="text">
      <style:text-properties fo:color="#c00000" loext:opacity="100%" officeooo:rsid="002dabf2" style:font-size-complex="10pt"/>
    </style:style>
    <style:style style:name="T50" style:family="text">
      <style:text-properties fo:color="#c00000" loext:opacity="100%" officeooo:rsid="002e6790"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loext:marker-style-name="T1"/>
      <table:table table:name="Tableau1" table:style-name="Tableau1">
        <table:table-column table:style-name="Tableau1.A"/>
        <table:table-row table:style-name="Tableau1.1">
          <table:table-cell table:style-name="Tableau1.A1" office:value-type="string">
            <text:p text:style-name="P29" loext:marker-style-name="T2"><text:span text:style-name="T2">BTS </text:span><text:span text:style-name="T31">Services informatiques aux organisations</text:span><text:span text:style-name="T2"><text:tab/>SESSION 2026</text:span></text:p>
            <text:p text:style-name="P30" loext:marker-style-name="T4"><text:span text:style-name="T2">ANNEXE VII-1-A : </text:span><text:span text:style-name="T3">Fiche descriptive de réalisation professionnelle (recto)</text:span></text:p>
            <text:p text:style-name="P30" loext:marker-style-name="T5"><text:span text:style-name="T4">Épreuve E6 - Administration des systèmes et des réseaux (option SISR)</text:span><text:span text:style-name="T5"> </text:span></text:p>
          </table:table-cell>
        </table:table-row>
      </table:table>
      <text:h text:style-name="P23" text:outline-level="1" loext:marker-style-name="T6"/>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3" office:value-type="string">
            <text:p text:style-name="P31" loext:marker-style-name="T8"><text:span text:style-name="T7">DESCRIPTION D’UNE RÉALISATION PROFESSIONNELLE</text:span><text:span text:style-name="T8"/></text:p>
          </table:table-cell>
          <table:covered-table-cell/>
          <table:covered-table-cell/>
          <table:table-cell table:style-name="Tableau2.A1" office:value-type="string">
            <text:p text:style-name="P32" loext:marker-style-name="T8"><text:span text:style-name="T8">N° réalisation :</text:span><text:span text:style-name="T8"/></text:p>
          </table:table-cell>
        </table:table-row>
        <table:table-row table:style-name="Tableau2.2">
          <table:table-cell table:style-name="Tableau2.A2" table:number-columns-spanned="2" office:value-type="string">
            <text:p text:style-name="P33" loext:marker-style-name="T8"><text:span text:style-name="T8">Nom, prénom : </text:span><text:span text:style-name="T38">Aourdou ben khayi Brahim</text:span></text:p>
          </table:table-cell>
          <table:covered-table-cell/>
          <table:table-cell table:style-name="Tableau2.C2" table:number-columns-spanned="2" office:value-type="string">
            <text:p text:style-name="P33" loext:marker-style-name="T8"><text:span text:style-name="T9">N° candidat :</text:span><text:span text:style-name="T9"/></text:p>
          </table:table-cell>
          <table:covered-table-cell/>
        </table:table-row>
        <table:table-row table:style-name="Tableau2.1">
          <table:table-cell table:style-name="Tableau2.A3" office:value-type="string">
            <text:p text:style-name="P39" loext:marker-style-name="T11"><text:span text:style-name="T11">Épreuve ponctuelle<text:tab/></text:span><field:fieldmark text:name="Bookmark" field:type="vnd.oasis.opendocument.field.FORMCHECKBOX"><field:param field:name="Checkbox_Checked" field:value="false"/></field:fieldmark></text:p>
          </table:table-cell>
          <table:table-cell table:style-name="Tableau2.B3" office:value-type="string">
            <text:p text:style-name="P40" loext:marker-style-name="T11"><text:span text:style-name="T11">Contrôle en cours de formation<text:tab/></text:span><field:fieldmark text:name="CheckBox" field:type="vnd.oasis.opendocument.field.FORMCHECKBOX"><field:param field:name="Checkbox_Checked" field:value="true"/></field:fieldmark></text:p>
          </table:table-cell>
          <table:table-cell table:style-name="Tableau2.B3" table:number-columns-spanned="2" office:value-type="string">
            <text:p text:style-name="P36" loext:marker-style-name="T11"><text:span text:style-name="T9">Date : </text:span><text:span text:style-name="T16">...... / ...... /............</text:span></text:p>
          </table:table-cell>
          <table:covered-table-cell/>
        </table:table-row>
        <table:table-row table:style-name="Tableau2.4">
          <table:table-cell table:style-name="Tableau2.A4" table:number-columns-spanned="4" office:value-type="string">
            <text:h text:style-name="P44" text:outline-level="9" loext:marker-style-name="T32"><text:span text:style-name="T32">Organisation support de la réalisation professionnelle</text:span><text:span text:style-name="T32"/></text:h>
            <text:p text:style-name="P24" loext:marker-style-name="T15"/>
          </table:table-cell>
          <table:covered-table-cell/>
          <table:covered-table-cell/>
          <table:covered-table-cell/>
        </table:table-row>
        <table:table-row table:style-name="Tableau2.4">
          <table:table-cell table:style-name="Tableau2.A5" table:number-columns-spanned="4" office:value-type="string">
            <text:h text:style-name="P44" text:outline-level="9" loext:marker-style-name="T32"><text:span text:style-name="T32">Intitulé de la réalisation professionnelle</text:span><text:span text:style-name="T32"/></text:h>
            <text:p text:style-name="P6">Redondance et résilience des services d'accès aux ressources réseau et à l'authentification pour les clients</text:p>
          </table:table-cell>
          <table:covered-table-cell/>
          <table:covered-table-cell/>
          <table:covered-table-cell/>
        </table:table-row>
        <table:table-row table:style-name="Tableau2.6">
          <table:table-cell table:style-name="Tableau2.A6" table:number-columns-spanned="4" office:value-type="string">
            <text:h text:style-name="P45" text:outline-level="9" loext:marker-style-name="T32"><text:span text:style-name="T32">Période de réalisation :</text:span><text:span text:style-name="T34"> <text:tab/></text:span><text:span text:style-name="T32"> Lieu :</text:span><text:span text:style-name="T34"> <text:s/></text:span><text:span text:style-name="T41">CFA SCHUMAN</text:span></text:h>
            <text:h text:style-name="P46" text:outline-level="9" loext:marker-style-name="T32"><text:span text:style-name="T32">Modalité :<text:tab/></text:span><field:fieldmark text:name="CheckBox Copie 1" field:type="vnd.oasis.opendocument.field.FORMCHECKBOX"><field:param field:name="Checkbox_Checked" field:value="true"/></field:fieldmark><text:span text:style-name="T32"> <text:s/>Seul</text:span><text:bookmark-start text:name="CheckBox Copie 3"/><text:span text:style-name="T32">(e)<text:tab/><text:tab/></text:span><field:fieldmark text:name="CheckBox Copie 2" field:type="vnd.oasis.opendocument.field.FORMCHECKBOX"/><text:bookmark-end text:name="CheckBox Copie 3"/><text:span text:style-name="T32"> <text:s/>En équipe</text:span></text:h>
          </table:table-cell>
          <table:covered-table-cell/>
          <table:covered-table-cell/>
          <table:covered-table-cell/>
        </table:table-row>
        <table:table-row table:style-name="Tableau2.7">
          <table:table-cell table:style-name="Tableau2.A7" table:number-columns-spanned="4" office:value-type="string">
            <text:h text:style-name="P47" text:outline-level="9" loext:marker-style-name="T33"><text:span text:style-name="T33">Compétences travaillées</text:span><text:span text:style-name="T33"/></text:h>
            <text:p text:style-name="P37" loext:marker-style-name="T18"><text:span text:style-name="T15"><text:tab/></text:span><field:fieldmark text:name="CheckBox Copie 4" field:type="vnd.oasis.opendocument.field.FORMCHECKBOX"><field:param field:name="Checkbox_Checked" field:value="true"/></field:fieldmark><text:span text:style-name="T12"> </text:span><text:span text:style-name="T18">Concevoir une solution d’infrastructure réseau</text:span></text:p>
            <text:p text:style-name="P37" loext:marker-style-name="T15"><text:span text:style-name="T15"><text:tab/></text:span><field:fieldmark text:name="CheckBox Copie 5" field:type="vnd.oasis.opendocument.field.FORMCHECKBOX"><field:param field:name="Checkbox_Checked" field:value="true"/></field:fieldmark><text:span text:style-name="T12"> </text:span><text:span text:style-name="T15">Installer, tester et déployer une solution d’infrastructure réseau</text:span></text:p>
            <text:p text:style-name="P38" loext:marker-style-name="T15"><text:span text:style-name="T15"><text:tab/></text:span><field:fieldmark text:name="CheckBox Copie 6" field:type="vnd.oasis.opendocument.field.FORMCHECKBOX"><field:param field:name="Checkbox_Checked" field:value="true"/></field:fieldmark><text:span text:style-name="T12"> </text:span><text:span text:style-name="T15">Exploiter, dépanner et superviser une solution d’infrastructure réseau</text:span></text:p>
          </table:table-cell>
          <table:covered-table-cell/>
          <table:covered-table-cell/>
          <table:covered-table-cell/>
        </table:table-row>
        <table:table-row table:style-name="Tableau2.7">
          <table:table-cell table:style-name="Tableau2.A8" table:number-columns-spanned="4" office:value-type="string">
            <text:p text:style-name="P41" loext:marker-style-name="T12"><text:span text:style-name="T12">Conditions de réalisation</text:span><text:span text:style-name="T12"><text:note text:id="ftn1" text:note-class="footnote"><text:note-citation>1</text:note-citation><text:note-body><text:p text:style-name="P48" loext:marker-style-name="T22"><text:span text:style-name="Footnote_20_Symbol"><text:s/></text:span><text:span text:style-name="T22">En référence aux </text:span><text:span text:style-name="T26">conditions de réalisation et ressources nécessaires</text:span><text:span text:style-name="T22"> du bloc « Administration des systèmes et des réseaux » prévues dans le référentiel de certification du BTS SIO.</text:span></text:p></text:note-body></text:note></text:span><text:span text:style-name="T12"> (ressources fournies, résultats attendus</text:span></text:p>
            <text:p text:style-name="P9"><text:span text:style-name="T15">→ </text:span><text:span text:style-name="T19">2 machines windows server</text:span></text:p>
            <text:p text:style-name="P7">→ 2 firewall stormshield </text:p>
            <text:p text:style-name="P7">→ 1 machine windows 11 </text:p>
            <text:p text:style-name="P9"><text:span text:style-name="T19">-→s</text:span><text:span text:style-name="T20">witch D-link</text:span></text:p>
            <text:p text:style-name="P9">→ <text:span text:style-name="T42">serveur hyper-V </text:span></text:p>
            <text:p text:style-name="P8"/>
            <text:p text:style-name="P24" loext:marker-style-name="T15"/>
            <text:p text:style-name="P24" loext:marker-style-name="T15"/>
            <text:p text:style-name="P24" loext:marker-style-name="T15"/>
            <text:p text:style-name="P24" loext:marker-style-name="T15"/>
            <text:p text:style-name="P24" loext:marker-style-name="T15"/>
          </table:table-cell>
          <table:covered-table-cell/>
          <table:covered-table-cell/>
          <table:covered-table-cell/>
        </table:table-row>
        <table:table-row table:style-name="Tableau2.7">
          <table:table-cell table:style-name="Tableau2.A9" table:number-columns-spanned="4" office:value-type="string">
            <text:p text:style-name="P41" loext:marker-style-name="T12"><text:span text:style-name="T12">Description des ressources documentaires, matérielles et logicielles utilisées</text:span><text:span text:style-name="T12"><text:note text:id="ftn2" text:note-class="footnote"><text:note-citation>2</text:note-citation><text:note-body><text:p text:style-name="Footnote" loext:marker-style-name="T23"><text:span text:style-name="T23"><text:s/>Les réalisations professionnelles sont élaborées dans un environnement technologique conforme à l’annexe II.E du </text:span><text:span text:style-name="T24">référentiel du BTS SIO.</text:span></text:p></text:note-body></text:note></text:span></text:p>
            <text:p text:style-name="P4">→ <text:span text:style-name="T42">ISO windows server</text:span></text:p>
            <text:p text:style-name="P4">→ <text:span text:style-name="T42">ISO windows 11</text:span></text:p>
            <text:p text:style-name="P4">→ <text:span text:style-name="T42">ISO stormshield </text:span></text:p>
            <text:p text:style-name="P4">→ <text:span text:style-name="T42">doc stormshield </text:span></text:p>
            <text:p text:style-name="P4">→ <text:span text:style-name="T42">doc D-link </text:span></text:p>
            <text:p text:style-name="P4">→ <text:span text:style-name="T42">Vidéos GEEK-advisor </text:span></text:p>
            <text:p text:style-name="P5">→ PRTG application </text:p>
            <text:p text:style-name="P5">→ VEEAM application </text:p>
            <text:p text:style-name="P4"/>
            <text:p text:style-name="P25" loext:marker-style-name="T18"/>
            <text:p text:style-name="P25" loext:marker-style-name="T18"/>
            <text:p text:style-name="P25" loext:marker-style-name="T18"/>
            <text:p text:style-name="P25" loext:marker-style-name="T18"/>
            <text:p text:style-name="P25" loext:marker-style-name="T18"/>
            <text:p text:style-name="P25" loext:marker-style-name="T18"/>
            <text:p text:style-name="P25" loext:marker-style-name="T18"/>
            <text:p text:style-name="P25" loext:marker-style-name="T18"/>
            <text:p text:style-name="P25" loext:marker-style-name="T18"/>
            <text:p text:style-name="P25" loext:marker-style-name="T18"/>
            <text:p text:style-name="P25" loext:marker-style-name="T18"/>
          </table:table-cell>
          <table:covered-table-cell/>
          <table:covered-table-cell/>
          <table:covered-table-cell/>
        </table:table-row>
        <table:table-row table:style-name="Tableau2.10">
          <table:table-cell table:style-name="Tableau2.A10" table:number-columns-spanned="4" office:value-type="string">
            <text:p text:style-name="P41" loext:marker-style-name="T12"><text:span text:style-name="T14">Modalités d’accès aux productions</text:span><text:span text:style-name="T35"><text:note text:id="ftn3" text:note-class="footnote"><text:note-citation>3</text:note-citation><text:note-body><text:p text:style-name="P42" loext:marker-style-name="T29"><text:span text:style-name="T29"><text:s/></text:span><text:span text:style-name="T25">Conformément au référentiel du BTS SIO « </text:span><text:span text:style-name="T27">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5"> ». Les éléments nécessaires peuvent être un identifiant, un mot de passe, une adresse réticulaire (URL) d’un espace de stockage et de la présentation de l’organisation du stockage.</text:span></text:p></text:note-body></text:note></text:span><text:span text:style-name="T14"> et à leur documentation</text:span><text:span text:style-name="T35"><text:note text:id="ftn4" text:note-class="footnote"><text:note-citation>4</text:note-citation><text:note-body><text:p text:style-name="P42" loext:marker-style-name="T30"><text:span text:style-name="T28"><text:s/></text:span><text:span text:style-name="T24">Lien vers la documentation complète, précisant et décrivant, si cela n’a été fait au verso de la fiche, la réalisation, par exemples schéma complet de réseau mis en place et configurations des services.</text:span></text:p></text:note-body></text:note></text:span></text:p>
            <text:p text:style-name="P25" loext:marker-style-name="T18"/>
            <text:p text:style-name="P34" loext:marker-style-name="T44"><text:span text:style-name="T44">Plan à suivre :</text:span></text:p>
            <text:list text:style-name="WWNum15">
              <text:list-item>
                <text:p text:style-name="P50">Objectif</text:p>
              </text:list-item>
            </text:list>
            <text:p text:style-name="P16">Pourquoi ? – A quoi ça sert, quel est l’intérêt <text:s text:c="2"/></text:p>
            <text:p text:style-name="P20">Garantir la disponibilité de l’AD permet d’assurer la continuité des services d’authentification et d’accès aux ressources.<text:line-break/>Cela évite les interruptions d’activité et renforce la fiabilité du système d’information.</text:p>
            <text:p text:style-name="P56" loext:marker-style-name="T43"><text:span text:style-name="T43"/></text:p>
            <text:p text:style-name="P16">Quelle est la solution ? Qu’est-ce que l’ont fait répondre à l’objectif ?</text:p>
            <text:p text:style-name="P56" loext:marker-style-name="T43"><text:span text:style-name="T43">La solution mise en place est la redondance de l’Active Directory afin de répondre à l’objectif de haute disponibilité.<text:line-break/>Cela consiste à déployer plusieurs contrôleurs de domaine pour assurer la tolérance aux pannes. </text:span></text:p>
            <text:p text:style-name="P16">Comment ? Quelle est l’implémentation technique de la solution ?</text:p>
            <text:p text:style-name="P10"><text:span text:style-name="T44"><text:s text:c="9"/></text:span><text:span text:style-name="T45"><text:s text:c="7"/>On installe un autre serveur AD DS et on l’intègre au même domaine pour répliquer l’Active Directory.<text:line-break/>Ainsi, les données se synchronisent automatiquement et, en cas de panne, l’autre serveur continue d’assurer le service.</text:span></text:p>
            <text:list text:continue-numbering="true" text:style-name="WWNum15">
              <text:list-item>
                <text:p text:style-name="P50">Compétences couvertes par la réalisation – Choisir parmi la liste des compétences du bloc 2 – Liste ici, tableau avec explications en PJ</text:p>
              </text:list-item>
            </text:list>
            <text:p text:style-name="P21">Concevoir une solution d’infrastructure réseau</text:p>
            <text:p text:style-name="P21">Étudier l’impact d’une évolution d’un élément d’infrastructure sur le système informatique</text:p>
            <text:p text:style-name="P21">Choisir les éléments nécessaires pour assurer la qualité et la disponibilité d’un service</text:p>
            <text:p text:style-name="P21">Maquetter et prototyper une solution d’infrastructure permettant d’atteindre la qualité de service attendue</text:p>
            <text:p text:style-name="P21">Déterminer et préparer les tests nécessaires à la validation de la solution d’infrastructure retenue</text:p>
            <text:p text:style-name="P21">Installer, tester et déployer une solution d’infrastructure réseau</text:p>
            <text:p text:style-name="P21">Installer et configurer des éléments d’infrastructure</text:p>
            <text:p text:style-name="P21">Installer et configurer des éléments nécessaires pour assurer la continuité des services</text:p>
            <text:p text:style-name="P21">Rédiger ou mettre à jour la documentation technique et utilisateur d’une solution d’infrastructure</text:p>
            <text:p text:style-name="P21">Tester l’intégration et l’acceptation d’une solution d’infrastructure</text:p>
            <text:p text:style-name="P21">Déployer une solution d’infrastructure</text:p>
            <text:p text:style-name="P21">Exploiter, dépanner et superviser une solution d’infrastructure réseau</text:p>
            <text:p text:style-name="P21">Administrer sur site et à distance des éléments d’une infrastructure</text:p>
            <text:p text:style-name="P21">Automatiser des tâches d’administration</text:p>
            <text:p text:style-name="P21">Gérer des indicateurs et des fichiers d’activité des éléments d’une infrastructure</text:p>
            <text:p text:style-name="P21">Identifier, qualifier, évaluer et réagir face à un incident ou à un problème</text:p>
            <text:p text:style-name="P56" loext:marker-style-name="T46"><text:span text:style-name="T47"/></text:p>
            <text:list text:continue-numbering="true" text:style-name="WWNum15">
              <text:list-item>
                <text:p text:style-name="P50">Description du contexte</text:p>
              </text:list-item>
            </text:list>
            <text:p text:style-name="P18">Décrire ici de manière synthétique tout les services offerts dans votre contexte – Cette partie est identique dans les deux fichiers</text:p>
            <text:p text:style-name="P58" loext:marker-style-name="T43"><text:span text:style-name="T48">→ Authentification via un AD</text:span></text:p>
            <text:p text:style-name="P58" loext:marker-style-name="T43"><text:span text:style-name="T48">→ Distribution d’IP via un DHCP</text:span></text:p>
            <text:p text:style-name="P58" loext:marker-style-name="T43"><text:span text:style-name="T48">→ Déploiement d’images via WDS</text:span></text:p>
            <text:p text:style-name="P58" loext:marker-style-name="T43"><text:span text:style-name="T48">→ Résolution de nom via un DNS</text:span></text:p>
            <text:p text:style-name="P58" loext:marker-style-name="T43"><text:soft-page-break/><text:span text:style-name="T48">→ Supervision via PRTG </text:span></text:p>
            <text:p text:style-name="P58" loext:marker-style-name="T43"><text:span text:style-name="T48">→ détection d’intrusion via IPS/IDS de stormshield </text:span></text:p>
            <text:p text:style-name="P58" loext:marker-style-name="T43"><text:span text:style-name="T48">→ Serveur de fichier </text:span></text:p>
            <text:p text:style-name="P58" loext:marker-style-name="T43"><text:span text:style-name="T48">→ VPN S</text:span><text:span text:style-name="T50">S</text:span><text:span text:style-name="T48">L</text:span></text:p>
            <text:p text:style-name="P58" loext:marker-style-name="T43"><text:span text:style-name="T48">→ </text:span><text:span text:style-name="T49">LOGS avec LogAnalyzer </text:span></text:p>
            <text:p text:style-name="P58" loext:marker-style-name="T43"><text:span text:style-name="T49">→ Ticketing avec GLPI</text:span></text:p>
            <text:p text:style-name="P58" loext:marker-style-name="T43"><text:span text:style-name="T48"/></text:p>
            <text:list text:continue-numbering="true" text:style-name="WWNum15">
              <text:list-item>
                <text:p text:style-name="P51">Schéma et plan d’adressage</text:p>
              </text:list-item>
            </text:list>
            <text:p text:style-name="P57" loext:marker-style-name="T43"><text:span text:style-name="T43">https://drive.google.com/file/d/1_mGWwFlLR9bKZn5W4w2MyM1ao2C-kPFJ/view?usp=drive_link</text:span></text:p>
            <text:p text:style-name="P25" loext:marker-style-name="T18"/>
            <text:list text:continue-numbering="true" text:style-name="WWNum15">
              <text:list-item>
                <text:p text:style-name="P51">Planification</text:p>
                <text:p text:style-name="P54">Intégrer ici la liste des tâches que vous avez accompli de manière synthétique pour aboutir à la réalisation</text:p>
              </text:list-item>
            </text:list>
            <text:p text:style-name="P4">→ Installer Windows server </text:p>
            <text:p text:style-name="P4">→ Ajouter la fonctionnalité AD DNS</text:p>
            <text:p text:style-name="P4">→ le joindre au domaine de l’AD existant </text:p>
            <text:p text:style-name="P4">→ Promouvoir le serveur en contrôleur de domaine supplémentaire</text:p>
            <text:p text:style-name="P4">→ Vérifier la réplication entre les deux serveurs </text:p>
            <text:p text:style-name="P4">→ Vérifier la config de DNS, le serveur doit avoir lui même en Dns primaire et le AD2 en dns secondaire</text:p>
            <text:p text:style-name="P4">→ Tester la redondance</text:p>
            <text:p text:style-name="P15"/>
            <text:list text:continue-numbering="true" text:style-name="WWNum15">
              <text:list-item>
                <text:p text:style-name="P52">Définitions et normes</text:p>
              </text:list-item>
            </text:list>
            <text:p text:style-name="P19">Lister et définir les protocoles et normes que vous utilisez dans votre réalisation</text:p>
            <text:p text:style-name="P14"><text:span text:style-name="Strong_20_Emphasis"><text:span text:style-name="T40">DHCP (Dynamic Host Configuration Protocol)</text:span></text:span><text:span text:style-name="T40"><text:line-break/>Permet d’attribuer automatiquement une adresse IP aux ordinateurs du réseau.<text:line-break/>Il facilite la configuration et la gestion des équipements.</text:span></text:p>
            <text:p text:style-name="Text_20_body"><text:span text:style-name="Strong_20_Emphasis"><text:span text:style-name="T39">DNS (Domain Name System)</text:span></text:span><text:span text:style-name="T39"><text:line-break/>Traduit les noms de domaine en adresses IP.<text:line-break/>Il permet aux machines de se localiser et de communiquer sur le réseau.</text:span></text:p>
            <text:p text:style-name="Text_20_body"><text:span text:style-name="Strong_20_Emphasis"><text:span text:style-name="T39">LDAP (Lightweight Directory Access Protocol)</text:span></text:span><text:span text:style-name="T39"><text:line-break/>Permet d’accéder et de gérer les informations dans l’Active Directory.<text:line-break/>Il est utilisé pour l’authentification et la recherche d’objets (utilisateurs, groupes, etc.).</text:span></text:p>
            <text:p text:style-name="Text_20_body"><text:span text:style-name="Strong_20_Emphasis"><text:span text:style-name="T39">Kerberos</text:span></text:span><text:span text:style-name="T39"><text:line-break/>Protocole d’authentification sécurisé utilisé par l’Active Directory.<text:line-break/>Il vérifie l’identité des utilisateurs et des ordinateurs sur le domaine.</text:span></text:p>
            <text:p text:style-name="Text_20_body"><text:span text:style-name="Strong_20_Emphasis"><text:span text:style-name="T39">RPC (Remote Procedure Call)</text:span></text:span><text:span text:style-name="T39"><text:line-break/>Permet la communication entre différents services sur le réseau.</text:span><text:line-break/><text:span text:style-name="T37">Il est notamment utilisé pour la réplication entre contrôleurs de domaine.</text:span></text:p>
            <text:p text:style-name="P13"><text:span text:style-name="T36"/></text:p>
            <text:p text:style-name="P11"><text:span text:style-name="T36"/></text:p>
            <text:p text:style-name="P1"><text:span text:style-name="T36"/></text:p>
            <text:list text:continue-numbering="true" text:style-name="WWNum15">
              <text:list-item>
                <text:p text:style-name="P53">Compte-Rendu</text:p>
                <text:h text:style-name="P49" text:outline-level="1">https://brahms57.github.io/</text:h>
                <text:p text:style-name="P55"><text:span text:style-name="T10"/></text:p>
              </text:list-item>
              <text:list-item>
                <text:p text:style-name="P53">Résultat – Conclusion</text:p>
              </text:list-item>
            </text:list>
            <text:p text:style-name="P12"><text:span text:style-name="T9"/></text:p>
            <text:p text:style-name="P17">Comment tester que votre réalisation est fonctionnelle ? Quel est l’indicateur de performance que vous mesurez ? (Qualité de service, disponibilité de service ?)</text:p>
            <text:p text:style-name="P12"><text:span text:style-name="T21"/></text:p>
            <text:p text:style-name="P3"><text:span text:style-name="T36">On teste la réplication en créant un utilisateur ou un serveur DHCP sur AD2 et en vérifiant qu’il apparaît aussi </text:span><text:soft-page-break/><text:span text:style-name="T36">sur AD1.<text:line-break/>Ensuite, on éteint AD1 pour vérifier que l’authentification, la création d’utilisateurs et la résolution DNS fonctionnent toujours via AD2.<text:line-break/>L’indicateur de performance mesuré est la disponibilité du service et la continuité du fonctionnement sans interruption.</text:span></text:p>
            <text:p text:style-name="P2"><text:span text:style-name="T21"/></text:p>
            <text:p text:style-name="P43" loext:marker-style-name="T18"><text:span text:style-name="T21"/></text:p>
            <text:p text:style-name="P59" loext:marker-style-name="T43"/>
            <text:p text:style-name="P25" loext:marker-style-name="T18"/>
            <text:p text:style-name="P25" loext:marker-style-name="T18"/>
            <text:p text:style-name="P25" loext:marker-style-name="T18"/>
            <text:p text:style-name="P25" loext:marker-style-name="T18"/>
            <text:p text:style-name="P25" loext:marker-style-name="T18"/>
            <text:p text:style-name="P25" loext:marker-style-name="T18"/>
            <text:p text:style-name="P25" loext:marker-style-name="T18"/>
            <text:p text:style-name="P25" loext:marker-style-name="T18"/>
          </table:table-cell>
          <table:covered-table-cell/>
          <table:covered-table-cell/>
          <table:covered-table-cell/>
        </table:table-row>
        <table:table-row table:style-name="Tableau2.11">
          <table:table-cell table:style-name="Tableau2.A11" table:number-columns-spanned="4" office:value-type="string">
            <text:p text:style-name="P29" loext:marker-style-name="T2"><text:span text:style-name="T2">BTS </text:span><text:span text:style-name="T31">Services informatiques aux organisations</text:span><text:span text:style-name="T2"><text:tab/>SESSION 2026</text:span></text:p>
            <text:p text:style-name="P30" loext:marker-style-name="T4"><text:span text:style-name="T2">ANNEXE VII-1-A : </text:span><text:span text:style-name="T3">Fiche descriptive de réalisation professionnelle </text:span><text:line-break/><text:span text:style-name="T2">(verso, éventuellement pages suivantes)</text:span></text:p>
            <text:p text:style-name="P30" loext:marker-style-name="T5"><text:span text:style-name="T4">Épreuve E6 - Administration des systèmes et des réseaux (option SISR)</text:span><text:span text:style-name="T5"> </text:span></text:p>
          </table:table-cell>
          <table:covered-table-cell/>
          <table:covered-table-cell/>
          <table:covered-table-cell/>
        </table:table-row>
      </table:table>
      <text:h text:style-name="P23" text:outline-level="1" loext:marker-style-name="T6"/>
      <table:table table:name="Tableau3" table:style-name="Tableau3">
        <table:table-column table:style-name="Tableau3.A"/>
        <text:soft-page-break/>
        <table:table-row table:style-name="Tableau3.1">
          <table:table-cell table:style-name="Tableau3.A1" office:value-type="string">
            <text:p text:style-name="P35" loext:marker-style-name="T17"><text:span text:style-name="T13">Descriptif de la réalisation professionnelle, y compris les productions réalisées et schémas explicatifs</text:span><text:span text:style-name="T14"/></text:p>
            <text:p text:style-name="P26" loext:marker-style-name="T44"><text:span text:style-name="T44"/></text:p>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table:table-cell>
        </table:table-row>
      </table:table>
      <text:p text:style-name="P28"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top="0cm" fo:margin-bottom="0cm" style:contextual-spacing="tru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Commentaire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1"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Titre_20_9_20_Car" style:display-name="Titre 9 Car" style:family="text" style:parent-style-name="Default_20_Paragraph_20_Font_20__28_WW_29_">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1"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_20__28_WW_29_">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re_20_2_20_Car" style:display-name="Titre 2 Car" style:family="text" style:parent-style-name="Default_20_Paragraph_20_Font_20__28_WW_29_">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_20__28_WW_29_">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Texte_20_de_20_bulles_20_Car" style:display-name="Texte de bulles Car" style:family="text" style:parent-style-name="Default_20_Paragraph_20_Font_20__28_WW_29_" loext:linked-style-name="Balloon_20_Tex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aire_20_Car" style:display-name="Commentaire Car" style:family="text" style:parent-style-name="Default_20_Paragraph_20_Font_20__28_WW_29_" loext:linked-style-name="annotation_20_tex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loext:linked-style-name="annotation_20_subject">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En-tête_20_Car" style:display-name="En-tête Car" style:family="text" style:parent-style-name="Default_20_Paragraph_20_Font_20__28_WW_29_">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Pied_20_de_20_page_20_Car" style:display-name="Pied de page Car" style:family="text" style:parent-style-name="Default_20_Paragraph_20_Font_20__28_WW_29_">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5.5pt" style:font-size-asian="5.5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Times1" style:font-family-asian="Times"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sian="Times1" style:font-family-asian="Times" style:font-family-generic-asian="system" style:font-pitch-asian="variable" style:font-name-complex="Arial1"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0" style:display-name="ListLabel 1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1" style:display-name="ListLabel 1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4" style:display-name="ListLabel 1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7" style:display-name="ListLabel 1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Bureau">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501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livier Mondet</meta:initial-creator>
    <meta:editing-cycles>134</meta:editing-cycles>
    <meta:print-date>2021-10-24T08:53:00</meta:print-date>
    <meta:creation-date>2021-03-05T14:49:00</meta:creation-date>
    <dc:date>2026-03-25T14:08:20.094000000</dc:date>
    <meta:editing-duration>PT7H51M16S</meta:editing-duration>
    <meta:generator>LibreOffice/24.2.2.2$Windows_X86_64 LibreOffice_project/d56cc158d8a96260b836f100ef4b4ef25d6f1a01</meta:generator>
    <meta:document-statistic meta:table-count="3" meta:image-count="0" meta:object-count="0" meta:page-count="5" meta:paragraph-count="103" meta:word-count="1109" meta:character-count="7657" meta:non-whitespace-character-count="6602"/>
    <meta:user-defined meta:name="AppVersion">16.0000</meta:user-defined>
    <meta:template xlink:type="simple" xlink:actuate="onRequest" xlink:title="Normal.dotm" xlink:href=""/>
  </office:meta>
</office:document-meta>
</file>